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scadia Mono" svg:font-family="'Cascadia Mono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master-page-name="">
      <loext:graphic-properties draw:fill="none"/>
      <style:paragraph-properties fo:margin-left="0cm" fo:margin-right="-0.3cm" fo:margin-top="0.423cm" fo:margin-bottom="0.212cm" style:contextual-spacing="false" fo:text-align="start" style:justify-single-word="false" fo:text-indent="0cm" style:auto-text-indent="false" style:page-number="auto" fo:background-color="transparent" fo:keep-with-next="always"/>
      <style:text-properties fo:font-variant="normal" fo:text-transform="none" fo:font-size="24pt" fo:font-weight="bold" officeooo:rsid="002c7680" officeooo:paragraph-rsid="002c7680" style:font-size-asian="24pt" style:font-weight-asian="bold" style:font-size-complex="24pt" style:font-weight-complex="bold"/>
    </style:style>
    <style:style style:name="P2" style:family="paragraph" style:parent-style-name="Heading_20_1">
      <loext:graphic-properties draw:fill="none"/>
      <style:paragraph-properties fo:margin-left="0cm" fo:margin-right="-0.3cm" fo:margin-top="0.423cm" fo:margin-bottom="0.212cm" style:contextual-spacing="false" fo:text-align="start" style:justify-single-word="false" fo:text-indent="0cm" style:auto-text-indent="false" fo:background-color="transparent"/>
      <style:text-properties fo:font-variant="normal" fo:text-transform="none" fo:font-size="24pt" fo:font-weight="normal" officeooo:rsid="002b1fc0" officeooo:paragraph-rsid="002b1fc0" style:font-size-asian="24pt" style:font-weight-asian="normal" style:font-size-complex="24pt" style:font-weight-complex="normal"/>
    </style:style>
    <style:style style:name="P3" style:family="paragraph" style:parent-style-name="Heading_20_1" style:master-page-name="">
      <loext:graphic-properties draw:fill="none"/>
      <style:paragraph-properties fo:margin-left="0cm" fo:margin-right="-0.3cm" fo:margin-top="0.423cm" fo:margin-bottom="0.212cm" style:contextual-spacing="false" fo:text-align="start" style:justify-single-word="false" fo:text-indent="0cm" style:auto-text-indent="false" style:page-number="auto" fo:background-color="transparent" fo:keep-with-next="always"/>
      <style:text-properties fo:font-variant="normal" fo:text-transform="none" fo:font-size="24pt" fo:font-weight="normal" officeooo:rsid="002b1fc0" officeooo:paragraph-rsid="002b1fc0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rsid="002b1fc0" officeooo:paragraph-rsid="002b1fc0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24pt" fo:font-weight="bold" officeooo:rsid="002b1fc0" officeooo:paragraph-rsid="002b1fc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font-size="24pt" fo:font-weight="normal" officeooo:rsid="002b1fc0" officeooo:paragraph-rsid="002b1fc0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scadia Mono" fo:font-size="9.5pt" style:font-size-asian="9.5pt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>
      <style:text-properties fo:color="#2e75b6" loext:opacity="100%" style:font-name="Cascadia Mono" fo:font-size="9.5pt" style:font-size-asian="9.5pt"/>
    </style:style>
    <style:style style:name="T3" style:family="text">
      <style:text-properties fo:color="#a31515" loext:opacity="100%" style:font-name="Cascadia Mono" fo:font-size="9.5pt" style:font-size-asian="9.5pt"/>
    </style:style>
    <style:style style:name="T4" style:family="text">
      <style:text-properties fo:text-transform="uppercase" fo:color="#000000" loext:opacity="100%" style:font-name="Cascadia Mono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4">MVCIDENTITYCustom</text:span></text:p>
      <text:p text:style-name="P5" loext:marker-style-name="T1"><text:span text:style-name="T1"/></text:p>
      <text:p text:style-name="P6" loext:marker-style-name="T1"><text:span text:style-name="T1"/></text:p>
      <text:h text:style-name="P1" text:outline-level="1" loext:marker-style-name="T1"><text:span text:style-name="T1">Partie 1</text:span></text:h>
      <text:h text:style-name="P2" text:outline-level="1" loext:marker-style-name="T1"><text:span text:style-name="T1">MVC Login and Registration with Identity - Identity Customization - .NET Core 6 - Part 1</text:span></text:h>
      <text:p text:style-name="P6" loext:marker-style-name="T1"><text:a xlink:type="simple" xlink:href="https://www.youtube.com/watch?v=I-ZzFLruiuo&amp;t=592s" text:style-name="Internet_20_link" text:visited-style-name="Visited_20_Internet_20_Link"><text:span text:style-name="T1">https://www.youtube.com/watch?v=I-ZzFLruiuo&amp;t=592s</text:span></text:a></text:p>
      <text:p text:style-name="P6" loext:marker-style-name="T1"><text:span text:style-name="T1"/></text:p>
      <text:h text:style-name="P1" text:outline-level="1" loext:marker-style-name="T1"><text:span text:style-name="T1">Partie 2</text:span></text:h>
      <text:h text:style-name="P3" text:outline-level="1" loext:marker-style-name="T1"><text:span text:style-name="T1">MVC Login and Registration with Identity - Identity Customization - .NET Core 6 - Part 2</text:span></text:h>
      <text:p text:style-name="P6" loext:marker-style-name="T1"><text:a xlink:type="simple" xlink:href="https://www.youtube.com/watch?v=4nXB_GfYIko" text:style-name="Internet_20_link" text:visited-style-name="Visited_20_Internet_20_Link"><text:span text:style-name="T5">https://www.youtube.com/watch?v=4nXB_GfYIko</text:span></text:a></text:p>
      <text:p text:style-name="P6" loext:marker-style-name="T1"><text:span text:style-name="T1"/></text:p>
      <text:p text:style-name="P6" loext:marker-style-name="T1"><text:span text:style-name="T1">La partie 1 fonctionne de la même façon en ,NET 8</text:span></text:p>
      <text:p text:style-name="P6" loext:marker-style-name="T1"><text:span text:style-name="T1">Néanmoins, le fichier appsettings.json se présente de la manière suivante :</text:span></text:p>
      <text:p text:style-name="P6" loext:marker-style-name="T1"><text:span text:style-name="T1"/></text:p>
      <text:p text:style-name="P6" loext:marker-style-name="T1"><draw:frame draw:style-name="fr1" draw:name="Cadre1" text:anchor-type="paragraph" svg:width="18.334cm" draw:z-index="0"><draw:text-box fo:min-height="0.041cm"><text:p text:style-name="Standard" loext:marker-style-name="T1"><text:span text:style-name="T1">{</text:span></text:p><text:p text:style-name="Standard" loext:marker-style-name="T1"><text:span text:style-name="T1"><text:s text:c="2"/></text:span><text:span text:style-name="T2">"Logging"</text:span><text:span text:style-name="T1">: {</text:span></text:p><text:p text:style-name="Standard" loext:marker-style-name="T1"><text:span text:style-name="T1"><text:s text:c="4"/></text:span><text:span text:style-name="T2">"LogLevel"</text:span><text:span text:style-name="T1">: {</text:span></text:p><text:p text:style-name="Standard" loext:marker-style-name="T1"><text:span text:style-name="T1"><text:s text:c="6"/></text:span><text:span text:style-name="T2">"Default"</text:span><text:span text:style-name="T1">: </text:span><text:span text:style-name="T3">"Information"</text:span><text:span text:style-name="T1">,</text:span></text:p><text:p text:style-name="Standard" loext:marker-style-name="T1"><text:span text:style-name="T1"><text:s text:c="6"/></text:span><text:span text:style-name="T2">"Microsoft.AspNetCore"</text:span><text:span text:style-name="T1">: </text:span><text:span text:style-name="T3">"Warning"</text:span></text:p><text:p text:style-name="Standard" loext:marker-style-name="T1"><text:span text:style-name="T1"><text:s text:c="4"/>}</text:span><text:span text:style-name="T1"/></text:p><text:p text:style-name="Standard" loext:marker-style-name="T1"><text:span text:style-name="T1"><text:s text:c="2"/>},</text:span><text:span text:style-name="T1"/></text:p><text:p text:style-name="Standard" loext:marker-style-name="T1"><text:span text:style-name="T1"><text:s text:c="2"/></text:span><text:span text:style-name="T2">"AllowedHosts"</text:span><text:span text:style-name="T1">: </text:span><text:span text:style-name="T3">"*"</text:span><text:span text:style-name="T1">,</text:span></text:p><text:p text:style-name="Standard" loext:marker-style-name="T1"><text:span text:style-name="T1"><text:s text:c="2"/></text:span><text:span text:style-name="T2">"ConnectionStrings"</text:span><text:span text:style-name="T1">: {</text:span></text:p><text:p text:style-name="Standard" loext:marker-style-name="T1"><text:span text:style-name="T1"><text:s text:c="4"/></text:span><text:span text:style-name="T2">"ApplicationDbContextConnection"</text:span><text:span text:style-name="T1">: </text:span><text:span text:style-name="T3">"Server=DESKTOP-L4KCR01;Database=MVCCustomIdentity;Integrated Security=True;Connect Timeout=30;Encrypt=False;TrustServerCertificate=False;ApplicationIntent=ReadWrite;MultiSubnetFailover=False"</text:span></text:p><text:p text:style-name="Standard" loext:marker-style-name="T1"><text:span text:style-name="T1"><text:s text:c="2"/>}</text:span><text:span text:style-name="T1"/></text:p><text:p text:style-name="P7">}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Cascadia Mono" svg:font-family="'Cascadia Mono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09:12:07.288000000</meta:creation-date>
    <dc:date>2024-02-15T14:51:23.277000000</dc:date>
    <meta:editing-duration>P1DT3H20M18S</meta:editing-duration>
    <meta:editing-cycles>2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1" meta:word-count="82" meta:character-count="817" meta:non-whitespace-character-count="722"/>
  </office:meta>
</office:document-meta>
</file>